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B2780C2DD0A33E8.png" manifest:media-type="image/png"/>
  <manifest:file-entry manifest:full-path="Pictures/100000000000078000000438F6D37421493EB6DB.png" manifest:media-type="image/png"/>
  <manifest:file-entry manifest:full-path="Pictures/100000000000078000000438770244D4CFE83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12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TimesNewRoman" fo:font-size="11.1000003814697pt" fo:font-weight="normal" style:font-size-asian="11.1000003814697pt" style:font-weight-asian="normal" style:font-name-complex="TimesNewRoman" style:font-size-complex="11.1000003814697pt" style:font-weight-complex="normal"/>
    </style:style>
    <style:style style:name="T3" style:family="text">
      <style:text-properties fo:color="#000000" loext:opacity="100%" style:font-name="TimesNewRoman" fo:font-size="27.8999996185303pt" fo:font-weight="bold" style:font-size-asian="27.8999996185303pt" style:font-weight-asian="bold" style:font-name-complex="TimesNewRoman" style:font-size-complex="27.8999996185303pt" style:font-weight-complex="bold"/>
    </style:style>
    <style:style style:name="T4" style:family="text">
      <style:text-properties fo:color="#000000" loext:opacity="100%" style:font-name="TimesNewRoman" fo:font-size="27.8999996185303pt" fo:font-weight="normal" style:font-size-asian="27.8999996185303pt" style:font-weight-asian="normal" style:font-name-complex="TimesNewRoman" style:font-size-complex="27.8999996185303pt" style:font-weight-complex="normal"/>
    </style:style>
    <style:style style:name="T5" style:family="text">
      <style:text-properties fo:color="#000000" loext:opacity="100%" style:font-name="TimesNewRoman" fo:font-size="20pt" fo:font-weight="normal" style:font-size-asian="20pt" style:font-weight-asian="normal" style:font-name-complex="TimesNewRoman" style:font-size-complex="20pt" style:font-weight-complex="normal"/>
    </style:style>
    <style:style style:name="T6" style:family="text">
      <style:text-properties fo:color="#00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style:style style:name="T7" style:family="text">
      <style:text-properties fo:color="#000000" loext:opacity="100%" style:font-name="TimesNewRoman" fo:font-size="16pt" fo:font-weight="normal" style:font-size-asian="16pt" style:font-weight-asian="normal" style:font-name-complex="TimesNewRoman" style:font-size-complex="16pt" style:font-weight-complex="normal"/>
    </style:style>
    <style:style style:name="T8" style:family="text">
      <style:text-properties fo:color="#000000" loext:opacity="100%" style:font-name="Calibri1" fo:font-size="27.8999996185303pt" fo:font-weight="normal" style:font-size-asian="27.8999996185303pt" style:font-weight-asian="normal" style:font-name-complex="Calibri1" style:font-size-complex="27.8999996185303pt" style:font-weight-complex="normal"/>
    </style:style>
    <style:style style:name="T9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0" style:family="text">
      <style:text-properties fo:color="#000000" loext:opacity="100%" style:font-name="TimesNewRoman" fo:font-size="14.1000003814697pt" fo:font-weight="normal" style:font-size-asian="14.1000003814697pt" style:font-weight-asian="normal" style:font-name-complex="TimesNewRoman" style:font-size-complex="14.1000003814697pt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.499cm" svg:y="2.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2.499cm" svg:y="3.2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2.499cm" svg:y="4.0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85cm" svg:height="1.094cm" svg:x="10.5cm" svg:y="4.8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85cm" svg:height="1.094cm" svg:x="10.5cm" svg:y="6.3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85cm" svg:height="1.094cm" svg:x="10.5cm" svg:y="7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1.25cm" svg:height="1.094cm" svg:x="5cm" svg:y="9.389cm">
          <draw:text-box>
            <text:p text:style-name="P1"><text:span text:style-name="T3">Szá</text:span><text:span text:style-name="T3">mító</text:span><text:span text:style-name="T3">gép </text:span><text:span text:style-name="T3">arch</text:span><text:span text:style-name="T3">itekt</text:span><text:span text:style-name="T3">úrá</text:span><text:span text:style-name="T3">k </text:span></text:p>
          </draw:text-box>
        </draw:frame>
        <draw:frame draw:style-name="gr2" draw:text-style-name="P3" draw:layer="layout" svg:width="1.89cm" svg:height="1.094cm" svg:x="9.675cm" svg:y="10.9cm">
          <draw:text-box>
            <text:p text:style-name="P1"><text:span text:style-name="T3">BSc </text:span></text:p>
          </draw:text-box>
        </draw:frame>
        <draw:frame draw:style-name="gr2" draw:text-style-name="P3" draw:layer="layout" svg:width="0.985cm" svg:height="1.094cm" svg:x="8.811cm" svg:y="12.39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914cm" svg:height="0.784cm" svg:x="8.824cm" svg:y="13.888cm">
          <draw:text-box>
            <text:p text:style-name="P1"><text:span text:style-name="T5">2023. </text:span><text:span text:style-name="T5">11. </text:span><text:span text:style-name="T5">15. </text:span></text:p>
          </draw:text-box>
        </draw:frame>
        <draw:frame draw:style-name="gr2" draw:text-style-name="P3" draw:layer="layout" svg:width="0.985cm" svg:height="1.094cm" svg:x="10.5cm" svg:y="15.0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85cm" svg:height="1.094cm" svg:x="10.5cm" svg:y="16.5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85cm" svg:height="1.094cm" svg:x="10.5cm" svg:y="18.07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85cm" svg:height="1.094cm" svg:x="10.5cm" svg:y="19.5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85cm" svg:height="1.094cm" svg:x="2.499cm" svg:y="20.76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902cm" svg:height="0.704cm" svg:x="12.504cm" svg:y="21.082cm">
          <draw:text-box>
            <text:p text:style-name="P1"><text:span text:style-name="T6">Készíte</text:span><text:span text:style-name="T6">tte:</text:span></text:p>
          </draw:text-box>
        </draw:frame>
        <draw:frame draw:style-name="gr2" draw:text-style-name="P3" draw:layer="layout" svg:width="0.985cm" svg:height="1.094cm" svg:x="15.396cm" svg:y="20.7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706cm" svg:height="0.784cm" svg:x="2.499cm" svg:y="22.0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759cm" svg:height="0.628cm" svg:x="12.504cm" svg:y="22.141cm">
          <draw:text-box>
            <text:p text:style-name="P1"><text:span text:style-name="T7">Dobozi </text:span><text:span text:style-name="T7">Botond </text:span><text:span text:style-name="T7">HYS4P5 </text:span></text:p>
          </draw:text-box>
        </draw:frame>
        <draw:frame draw:style-name="gr5" draw:text-style-name="P6" draw:layer="layout" svg:width="0.562cm" svg:height="0.628cm" svg:x="2.499cm" svg:y="22.887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562cm" svg:height="0.628cm" svg:x="12.504cm" svg:y="22.887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562cm" svg:height="0.628cm" svg:x="2.499cm" svg:y="23.636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562cm" svg:height="0.628cm" svg:x="12.504cm" svg:y="23.63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985cm" svg:height="1.148cm" svg:x="10.5cm" svg:y="24.39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3.054cm" svg:height="0.547cm" svg:x="9.044cm" svg:y="25.965cm">
          <draw:text-box>
            <text:p text:style-name="P1"><text:span text:style-name="T9">Miskolc, </text:span><text:span text:style-name="T9">2023 </text:span></text:p>
          </draw:text-box>
        </draw:frame>
      </draw:page>
      <draw:page draw:name="page2" draw:style-name="dp1" draw:master-page-name="master-page42">
        <draw:frame draw:style-name="gr6" draw:text-style-name="P7" draw:layer="layout" svg:width="0.494cm" svg:height="0.547cm" svg:x="10.5cm" svg:y="2.509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.962cm" svg:height="1.093cm" svg:x="2.499cm" svg:y="3.399cm">
          <draw:text-box>
            <text:p text:style-name="P1"><text:span text:style-name="T9">1. feladat</text:span></text:p>
            <text:p text:style-name="P1"><text:span text:style-name="T9"><text:s/></text:span></text:p>
          </draw:text-box>
        </draw:frame>
        <draw:frame draw:style-name="gr6" draw:text-style-name="P7" draw:layer="layout" svg:width="0.494cm" svg:height="0.547cm" svg:x="2.499cm" svg:y="4.292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5.19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6.083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6.98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7.874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8.771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9.665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2.085cm" svg:height="15.289cm" svg:x="2.499cm" svg:y="10.559cm">
          <draw:text-box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2. feladat</text:span><text:span text:style-name="T10"> 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11.456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12.349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4cm" svg:height="0.547cm" svg:x="2.499cm" svg:y="13.25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6.193cm" svg:height="9.108cm" svg:x="2.717cm" svg:y="4.405cm">
          <draw:image xlink:href="Pictures/100000000000078000000438770244D4CFE8350D.png" xlink:type="simple" xlink:show="embed" xlink:actuate="onLoad" draw:mime-type="image/png">
            <text:p/>
          </draw:image>
        </draw:frame>
        <draw:frame draw:style-name="gr7" draw:text-style-name="P8" draw:layer="layout" svg:width="16.371cm" svg:height="9.208cm" svg:x="2.717cm" svg:y="14.882cm">
          <draw:image xlink:href="Pictures/100000000000078000000438F6D37421493EB6DB.png" xlink:type="simple" xlink:show="embed" xlink:actuate="onLoad" draw:mime-type="image/png">
            <text:p/>
          </draw:image>
        </draw:frame>
      </draw:page>
      <draw:page draw:name="page3" draw:style-name="dp1" draw:master-page-name="master-page42">
        <draw:frame draw:style-name="gr8" draw:text-style-name="P10" draw:layer="layout" svg:width="6.668cm" svg:height="4.127cm" svg:x="2.681cm" svg:y="2.643cm">
          <draw:text-box>
            <text:p text:style-name="P9"><text:span text:style-name="T11">3</text:span><text:span text:style-name="T11">.</text:span><text:span text:style-name="T11"> </text:span><text:span text:style-name="T11">f</text:span><text:span text:style-name="T11">e</text:span><text:span text:style-name="T11">l</text:span><text:span text:style-name="T11">a</text:span><text:span text:style-name="T11">d</text:span><text:span text:style-name="T11">a</text:span><text:span text:style-name="T11">t</text:span></text:p>
          </draw:text-box>
        </draw:frame>
        <draw:frame draw:style-name="gr7" draw:text-style-name="P8" draw:layer="layout" svg:width="16.965cm" svg:height="9.542cm" svg:x="2.58cm" svg:y="4.405cm">
          <draw:image xlink:href="Pictures/1000000000000780000004382B2780C2DD0A33E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0T14:02:47.884559812</dc:date>
    <meta:editing-duration>PT6M47S</meta:editing-duration>
    <meta:editing-cycles>1</meta:editing-cycles>
    <meta:document-statistic meta:object-count="42"/>
    <meta:generator>LibreOffice/7.3.7.2$Linux_X86_64 LibreOffice_project/30$Build-2</meta:generator>
  </office:meta>
</office:document-meta>
</file>